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9">
      <style:table-cell-properties fo:background-color="#ff3333"/>
    </style:style>
    <style:style style:name="ce43" style:family="table-cell" style:parent-style-name="Default" style:data-style-name="N12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3" table:formula="of:=([.F5]-[.$AG$5])^3" office:value-type="float" office:value="0.000551122565725829" calcext:value-type="float">
            <text:p>0.0005511226</text:p>
          </table:table-cell>
          <table:table-cell table:style-name="ce3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2" calcext:value-type="float">
            <text:p>-0.7736513974</text:p>
          </table:table-cell>
          <table:table-cell table:style-name="ce3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2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2" calcext:value-type="float">
            <text:p>1.87862807298662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7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8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8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Folha5" table:style-name="ta1">
        <table:table-column table:style-name="co2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t </text:p>
          </table:table-cell>
          <table:table-cell office:value-type="string" calcext:value-type="string">
            <text:p>40s</text:p>
          </table:table-cell>
          <table:table-cell table:number-columns-repeated="12"/>
          <table:table-cell office:value-type="string" calcext:value-type="string">
            <text:p>Dt=90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içao 1</text:p>
          </table:table-cell>
          <table:table-cell table:number-columns-repeated="3"/>
          <table:table-cell office:value-type="string" calcext:value-type="string">
            <text:p>Posiçao 2</text:p>
          </table:table-cell>
          <table:table-cell table:number-columns-repeated="3"/>
          <table:table-cell office:value-type="string" calcext:value-type="string">
            <text:p>Posiçao 3</text:p>
          </table:table-cell>
          <table:table-cell table:number-columns-repeated="4"/>
          <table:table-cell office:value-type="string" calcext:value-type="string">
            <text:p>outra fonte</text:p>
          </table:table-cell>
          <table:table-cell office:value-type="string" calcext:value-type="string">
            <text:p>Posicao 2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[.Q6]/[.$P$3]" office:value-type="float" office:value="0" calcext:value-type="float">
            <text:p>0</text:p>
          </table:table-cell>
          <table:table-cell table:formula="of:=SQRT([.Q6])/[.$P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[.Q7]/[.$P$3]" office:value-type="float" office:value="0" calcext:value-type="float">
            <text:p>0</text:p>
          </table:table-cell>
          <table:table-cell table:formula="of:=SQRT([.Q7])/[.$P$3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formula="of:=SQRT([.X7])/[.$P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[.Q8]/[.$P$3]" office:value-type="float" office:value="0.0111111111111111" calcext:value-type="float">
            <text:p>0.0111111111</text:p>
          </table:table-cell>
          <table:table-cell table:formula="of:=SQRT([.Q8])/[.$P$3]" office:value-type="float" office:value="0.0111111111111111" calcext:value-type="float">
            <text:p>0.0111111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X8])/[.$P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[.Q9]/[.$P$3]" office:value-type="float" office:value="0.0444444444444444" calcext:value-type="float">
            <text:p>0.0444444444</text:p>
          </table:table-cell>
          <table:table-cell table:formula="of:=SQRT([.Q9])/[.$P$3]" office:value-type="float" office:value="0.0222222222222222" calcext:value-type="float">
            <text:p>0.02222222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" calcext:value-type="float">
            <text:p>0</text:p>
          </table:table-cell>
          <table:table-cell table:formula="of:=SQRT([.X9])/[.$P$3]" office:value-type="float" office:value="0.00117121394821051" calcext:value-type="float">
            <text:p>0.00117121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[.Q10]/[.$P$3]" office:value-type="float" office:value="0.1" calcext:value-type="float">
            <text:p>0.1</text:p>
          </table:table-cell>
          <table:table-cell table:formula="of:=SQRT([.Q10])/[.$P$3]" office:value-type="float" office:value="0.0333333333333333" calcext:value-type="float">
            <text:p>0.033333333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444444444444444" calcext:value-type="float">
            <text:p>0.0444444444</text:p>
          </table:table-cell>
          <table:table-cell office:value-type="float" office:value="0" calcext:value-type="float">
            <text:p>0</text:p>
          </table:table-cell>
          <table:table-cell table:formula="of:=SQRT([.X10])/[.$P$3]" office:value-type="float" office:value="0.00234242789642102" calcext:value-type="float">
            <text:p>0.00234242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[.Q11]/[.$P$3]" office:value-type="float" office:value="0.255555555555556" calcext:value-type="float">
            <text:p>0.2555555556</text:p>
          </table:table-cell>
          <table:table-cell table:formula="of:=SQRT([.Q11])/[.$P$3]" office:value-type="float" office:value="0.0532870169256969" calcext:value-type="float">
            <text:p>0.053287016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X11])/[.$P$3]" office:value-type="float" office:value="0.00351364184463153" calcext:value-type="float">
            <text:p>0.00351364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[.Q12]/[.$P$3]" office:value-type="float" office:value="0.344444444444444" calcext:value-type="float">
            <text:p>0.3444444444</text:p>
          </table:table-cell>
          <table:table-cell table:formula="of:=SQRT([.Q12])/[.$P$3]" office:value-type="float" office:value="0.0618640484758891" calcext:value-type="float">
            <text:p>0.061864048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255555555555556" calcext:value-type="float">
            <text:p>0.2555555556</text:p>
          </table:table-cell>
          <table:table-cell office:value-type="float" office:value="0" calcext:value-type="float">
            <text:p>0</text:p>
          </table:table-cell>
          <table:table-cell table:formula="of:=SQRT([.X12])/[.$P$3]" office:value-type="float" office:value="0.00561694477337152" calcext:value-type="float">
            <text:p>0.00561694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[.Q13]/[.$P$3]" office:value-type="float" office:value="0.711111111111111" calcext:value-type="float">
            <text:p>0.7111111111</text:p>
          </table:table-cell>
          <table:table-cell table:formula="of:=SQRT([.Q13])/[.$P$3]" office:value-type="float" office:value="0.0888888888888889" calcext:value-type="float">
            <text:p>0.088888888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344444444444444" calcext:value-type="float">
            <text:p>0.3444444444</text:p>
          </table:table-cell>
          <table:table-cell office:value-type="float" office:value="0" calcext:value-type="float">
            <text:p>0</text:p>
          </table:table-cell>
          <table:table-cell table:formula="of:=SQRT([.X13])/[.$P$3]" office:value-type="float" office:value="0.00652104328209593" calcext:value-type="float">
            <text:p>0.00652104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[.Q14]/[.$P$3]" office:value-type="float" office:value="1.14444444444444" calcext:value-type="float">
            <text:p>1.1444444444</text:p>
          </table:table-cell>
          <table:table-cell table:formula="of:=SQRT([.Q14])/[.$P$3]" office:value-type="float" office:value="0.112765461834358" calcext:value-type="float">
            <text:p>0.1127654618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" calcext:value-type="float">
            <text:p>0</text:p>
          </table:table-cell>
          <table:table-cell table:formula="of:=SQRT([.X14])/[.$P$3]" office:value-type="float" office:value="0.00936971158568409" calcext:value-type="float">
            <text:p>0.00936971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[.Q15]/[.$P$3]" office:value-type="float" office:value="1.31111111111111" calcext:value-type="float">
            <text:p>1.3111111111</text:p>
          </table:table-cell>
          <table:table-cell table:formula="of:=SQRT([.Q15])/[.$P$3]" office:value-type="float" office:value="0.120697561013336" calcext:value-type="float">
            <text:p>0.12069756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.14444444444444" calcext:value-type="float">
            <text:p>1.1444444444</text:p>
          </table:table-cell>
          <table:table-cell office:value-type="float" office:value="0" calcext:value-type="float">
            <text:p>0</text:p>
          </table:table-cell>
          <table:table-cell table:formula="of:=SQRT([.X15])/[.$P$3]" office:value-type="float" office:value="0.011886523359912" calcext:value-type="float">
            <text:p>0.01188652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[.Q16]/[.$P$3]" office:value-type="float" office:value="1.13333333333333" calcext:value-type="float">
            <text:p>1.1333333333</text:p>
          </table:table-cell>
          <table:table-cell table:formula="of:=SQRT([.Q16])/[.$P$3]" office:value-type="float" office:value="0.112216721537356" calcext:value-type="float">
            <text:p>0.112216721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.31111111111111" calcext:value-type="float">
            <text:p>1.3111111111</text:p>
          </table:table-cell>
          <table:table-cell office:value-type="float" office:value="0" calcext:value-type="float">
            <text:p>0</text:p>
          </table:table-cell>
          <table:table-cell table:formula="of:=SQRT([.X16])/[.$P$3]" office:value-type="float" office:value="0.0127226400276427" calcext:value-type="float">
            <text:p>0.012722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[.Q17]/[.$P$3]" office:value-type="float" office:value="0.922222222222222" calcext:value-type="float">
            <text:p>0.9222222222</text:p>
          </table:table-cell>
          <table:table-cell table:formula="of:=SQRT([.Q17])/[.$P$3]" office:value-type="float" office:value="0.10122703976827" calcext:value-type="float">
            <text:p>0.10122703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13333333333333" calcext:value-type="float">
            <text:p>1.1333333333</text:p>
          </table:table-cell>
          <table:table-cell office:value-type="float" office:value="0" calcext:value-type="float">
            <text:p>0</text:p>
          </table:table-cell>
          <table:table-cell table:formula="of:=SQRT([.X17])/[.$P$3]" office:value-type="float" office:value="0.0118286810538306" calcext:value-type="float">
            <text:p>0.01182868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[.Q18]/[.$P$3]" office:value-type="float" office:value="0.844444444444444" calcext:value-type="float">
            <text:p>0.8444444444</text:p>
          </table:table-cell>
          <table:table-cell table:formula="of:=SQRT([.Q18])/[.$P$3]" office:value-type="float" office:value="0.0968644209675705" calcext:value-type="float">
            <text:p>0.096864421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0" calcext:value-type="float">
            <text:p>0</text:p>
          </table:table-cell>
          <table:table-cell table:formula="of:=SQRT([.X18])/[.$P$3]" office:value-type="float" office:value="0.0106702668821392" calcext:value-type="float">
            <text:p>0.01067026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[.Q19]/[.$P$3]" office:value-type="float" office:value="0.477777777777778" calcext:value-type="float">
            <text:p>0.4777777778</text:p>
          </table:table-cell>
          <table:table-cell table:formula="of:=SQRT([.Q19])/[.$P$3]" office:value-type="float" office:value="0.0728604280478" calcext:value-type="float">
            <text:p>0.072860428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" calcext:value-type="float">
            <text:p>0</text:p>
          </table:table-cell>
          <table:table-cell table:formula="of:=SQRT([.X19])/[.$P$3]" office:value-type="float" office:value="0.0102104064830298" calcext:value-type="float">
            <text:p>0.01021040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[.Q20]/[.$P$3]" office:value-type="float" office:value="0.322222222222222" calcext:value-type="float">
            <text:p>0.3222222222</text:p>
          </table:table-cell>
          <table:table-cell table:formula="of:=SQRT([.Q20])/[.$P$3]" office:value-type="float" office:value="0.0598351645237167" calcext:value-type="float">
            <text:p>0.059835164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0.477777777777778" calcext:value-type="float">
            <text:p>0.4777777778</text:p>
          </table:table-cell>
          <table:table-cell office:value-type="float" office:value="0" calcext:value-type="float">
            <text:p>0</text:p>
          </table:table-cell>
          <table:table-cell table:formula="of:=SQRT([.X20])/[.$P$3]" office:value-type="float" office:value="0.00768016346419545" calcext:value-type="float">
            <text:p>0.0076801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775" calcext:value-type="float">
            <text:p>775</text:p>
          </table:table-cell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  <table:table-cell table:formula="of:=[.Q21]/[.$P$3]" office:value-type="float" office:value="0.0555555555555556" calcext:value-type="float">
            <text:p>0.0555555556</text:p>
          </table:table-cell>
          <table:table-cell table:formula="of:=SQRT([.Q21])/[.$P$3]" office:value-type="float" office:value="0.0248451997499977" calcext:value-type="float">
            <text:p>0.0248451997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0.322222222222222" calcext:value-type="float">
            <text:p>0.3222222222</text:p>
          </table:table-cell>
          <table:table-cell office:value-type="float" office:value="0" calcext:value-type="float">
            <text:p>0</text:p>
          </table:table-cell>
          <table:table-cell table:formula="of:=SQRT([.X21])/[.$P$3]" office:value-type="float" office:value="0.0063071801355283" calcext:value-type="float">
            <text:p>0.00630718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[.Q22]/[.$P$3]" office:value-type="float" office:value="0.0333333333333333" calcext:value-type="float">
            <text:p>0.0333333333</text:p>
          </table:table-cell>
          <table:table-cell table:formula="of:=SQRT([.Q22])/[.$P$3]" office:value-type="float" office:value="0.0192450089729875" calcext:value-type="float">
            <text:p>0.01924500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" calcext:value-type="float">
            <text:p>0</text:p>
          </table:table-cell>
          <table:table-cell table:formula="of:=SQRT([.X22])/[.$P$3]" office:value-type="float" office:value="0.00261891400439462" calcext:value-type="float">
            <text:p>0.0026189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[.Q23]/[.$P$3]" office:value-type="float" office:value="0.0111111111111111" calcext:value-type="float">
            <text:p>0.0111111111</text:p>
          </table:table-cell>
          <table:table-cell table:formula="of:=SQRT([.Q23])/[.$P$3]" office:value-type="float" office:value="0.0111111111111111" calcext:value-type="float">
            <text:p>0.0111111111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QRT([.X23])/[.$P$3]" office:value-type="float" office:value="0.00202860206483395" calcext:value-type="float">
            <text:p>0.00202860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[.Q24]/[.$P$3]" office:value-type="float" office:value="0.0111111111111111" calcext:value-type="float">
            <text:p>0.0111111111</text:p>
          </table:table-cell>
          <table:table-cell table:formula="of:=SQRT([.Q24])/[.$P$3]" office:value-type="float" office:value="0.0111111111111111" calcext:value-type="float">
            <text:p>0.0111111111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" calcext:value-type="float">
            <text:p>0</text:p>
          </table:table-cell>
          <table:table-cell table:formula="of:=SQRT([.X24])/[.$P$3]" office:value-type="float" office:value="0.00117121394821051" calcext:value-type="float">
            <text:p>0.00117121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[.Q25]/[.$P$3]" office:value-type="float" office:value="0" calcext:value-type="float">
            <text:p>0</text:p>
          </table:table-cell>
          <table:table-cell table:formula="of:=SQRT([.Q25])/[.$P$3]" office:value-type="float" office:value="0" calcext:value-type="float">
            <text:p>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" calcext:value-type="float">
            <text:p>0</text:p>
          </table:table-cell>
          <table:table-cell table:formula="of:=SQRT([.X25])/[.$P$3]" office:value-type="float" office:value="0.00117121394821051" calcext:value-type="float">
            <text:p>0.00117121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[.Q26]/[.$P$3]" office:value-type="float" office:value="0.0111111111111111" calcext:value-type="float">
            <text:p>0.0111111111</text:p>
          </table:table-cell>
          <table:table-cell table:formula="of:=SQRT([.Q26])/[.$P$3]" office:value-type="float" office:value="0.0111111111111111" calcext:value-type="float">
            <text:p>0.0111111111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X26])/[.$P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[.Q27]/[.$P$3]" office:value-type="float" office:value="0.0111111111111111" calcext:value-type="float">
            <text:p>0.0111111111</text:p>
          </table:table-cell>
          <table:table-cell table:formula="of:=SQRT([.Q27])/[.$P$3]" office:value-type="float" office:value="0.0111111111111111" calcext:value-type="float">
            <text:p>0.0111111111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" calcext:value-type="float">
            <text:p>0</text:p>
          </table:table-cell>
          <table:table-cell table:formula="of:=SQRT([.X27])/[.$P$3]" office:value-type="float" office:value="0.00117121394821051" calcext:value-type="float">
            <text:p>0.001171213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Q28]/[.$P$3]" office:value-type="float" office:value="0.0777777777777778" calcext:value-type="float">
            <text:p>0.0777777778</text:p>
          </table:table-cell>
          <table:table-cell table:formula="of:=SQRT([.Q28])/[.$P$3]" office:value-type="float" office:value="0.0293972367896066" calcext:value-type="float">
            <text:p>0.029397236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" calcext:value-type="float">
            <text:p>0</text:p>
          </table:table-cell>
          <table:table-cell table:formula="of:=SQRT([.X28])/[.$P$3]" office:value-type="float" office:value="0.00117121394821051" calcext:value-type="float">
            <text:p>0.00117121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[.Q29]/[.$P$3]" office:value-type="float" office:value="0.233333333333333" calcext:value-type="float">
            <text:p>0.2333333333</text:p>
          </table:table-cell>
          <table:table-cell table:formula="of:=SQRT([.Q29])/[.$P$3]" office:value-type="float" office:value="0.0509175077217316" calcext:value-type="float">
            <text:p>0.050917507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0.0777777777777778" calcext:value-type="float">
            <text:p>0.0777777778</text:p>
          </table:table-cell>
          <table:table-cell office:value-type="float" office:value="0" calcext:value-type="float">
            <text:p>0</text:p>
          </table:table-cell>
          <table:table-cell table:formula="of:=SQRT([.X29])/[.$P$3]" office:value-type="float" office:value="0.00309874083901509" calcext:value-type="float">
            <text:p>0.00309874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[.Q30]/[.$P$3]" office:value-type="float" office:value="0.355555555555556" calcext:value-type="float">
            <text:p>0.3555555556</text:p>
          </table:table-cell>
          <table:table-cell table:formula="of:=SQRT([.Q30])/[.$P$3]" office:value-type="float" office:value="0.0628539361054709" calcext:value-type="float">
            <text:p>0.0628539361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0.233333333333333" calcext:value-type="float">
            <text:p>0.2333333333</text:p>
          </table:table-cell>
          <table:table-cell office:value-type="float" office:value="0" calcext:value-type="float">
            <text:p>0</text:p>
          </table:table-cell>
          <table:table-cell table:formula="of:=SQRT([.X30])/[.$P$3]" office:value-type="float" office:value="0.00536717657266276" calcext:value-type="float">
            <text:p>0.00536717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[.Q31]/[.$P$3]" office:value-type="float" office:value="0.744444444444444" calcext:value-type="float">
            <text:p>0.7444444444</text:p>
          </table:table-cell>
          <table:table-cell table:formula="of:=SQRT([.Q31])/[.$P$3]" office:value-type="float" office:value="0.0909483641319161" calcext:value-type="float">
            <text:p>0.0909483641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0.355555555555556" calcext:value-type="float">
            <text:p>0.3555555556</text:p>
          </table:table-cell>
          <table:table-cell office:value-type="float" office:value="0" calcext:value-type="float">
            <text:p>0</text:p>
          </table:table-cell>
          <table:table-cell table:formula="of:=SQRT([.X31])/[.$P$3]" office:value-type="float" office:value="0.00662538659999938" calcext:value-type="float">
            <text:p>0.00662538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[.Q32]/[.$P$3]" office:value-type="float" office:value="0.955555555555556" calcext:value-type="float">
            <text:p>0.9555555556</text:p>
          </table:table-cell>
          <table:table-cell table:formula="of:=SQRT([.Q32])/[.$P$3]" office:value-type="float" office:value="0.103040205505508" calcext:value-type="float">
            <text:p>0.1030402055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0.744444444444444" calcext:value-type="float">
            <text:p>0.7444444444</text:p>
          </table:table-cell>
          <table:table-cell office:value-type="float" office:value="0" calcext:value-type="float">
            <text:p>0</text:p>
          </table:table-cell>
          <table:table-cell table:formula="of:=SQRT([.X32])/[.$P$3]" office:value-type="float" office:value="0.00958679933744058" calcext:value-type="float">
            <text:p>0.009586799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[.Q33]/[.$P$3]" office:value-type="float" office:value="1.13333333333333" calcext:value-type="float">
            <text:p>1.1333333333</text:p>
          </table:table-cell>
          <table:table-cell table:formula="of:=SQRT([.Q33])/[.$P$3]" office:value-type="float" office:value="0.112216721537356" calcext:value-type="float">
            <text:p>0.1122167215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" calcext:value-type="float">
            <text:p>0</text:p>
          </table:table-cell>
          <table:table-cell table:formula="of:=SQRT([.X33])/[.$P$3]" office:value-type="float" office:value="0.0108613913323075" calcext:value-type="float">
            <text:p>0.01086139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office:value-type="float" office:value="366" calcext:value-type="float">
            <text:p>366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[.Q34]/[.$P$3]" office:value-type="float" office:value="1.51111111111111" calcext:value-type="float">
            <text:p>1.5111111111</text:p>
          </table:table-cell>
          <table:table-cell table:formula="of:=SQRT([.Q34])/[.$P$3]" office:value-type="float" office:value="0.12957670877434" calcext:value-type="float">
            <text:p>0.1295767088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1.13333333333333" calcext:value-type="float">
            <text:p>1.1333333333</text:p>
          </table:table-cell>
          <table:table-cell office:value-type="float" office:value="0" calcext:value-type="float">
            <text:p>0</text:p>
          </table:table-cell>
          <table:table-cell table:formula="of:=SQRT([.X34])/[.$P$3]" office:value-type="float" office:value="0.0118286810538306" calcext:value-type="float">
            <text:p>0.01182868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[.Q35]/[.$P$3]" office:value-type="float" office:value="1.18888888888889" calcext:value-type="float">
            <text:p>1.1888888889</text:p>
          </table:table-cell>
          <table:table-cell table:formula="of:=SQRT([.Q35])/[.$P$3]" office:value-type="float" office:value="0.114934227030984" calcext:value-type="float">
            <text:p>0.114934227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1.51111111111111" calcext:value-type="float">
            <text:p>1.5111111111</text:p>
          </table:table-cell>
          <table:table-cell office:value-type="float" office:value="0" calcext:value-type="float">
            <text:p>0</text:p>
          </table:table-cell>
          <table:table-cell table:formula="of:=SQRT([.X35])/[.$P$3]" office:value-type="float" office:value="0.0136585843811746" calcext:value-type="float">
            <text:p>0.01365858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[.Q36]/[.$P$3]" office:value-type="float" office:value="0.755555555555556" calcext:value-type="float">
            <text:p>0.7555555556</text:p>
          </table:table-cell>
          <table:table-cell table:formula="of:=SQRT([.Q36])/[.$P$3]" office:value-type="float" office:value="0.0916245694581702" calcext:value-type="float">
            <text:p>0.0916245695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1.18888888888889" calcext:value-type="float">
            <text:p>1.1888888889</text:p>
          </table:table-cell>
          <table:table-cell office:value-type="float" office:value="0" calcext:value-type="float">
            <text:p>0</text:p>
          </table:table-cell>
          <table:table-cell table:formula="of:=SQRT([.X36])/[.$P$3]" office:value-type="float" office:value="0.0121151312842934" calcext:value-type="float">
            <text:p>0.01211513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[.Q37]/[.$P$3]" office:value-type="float" office:value="0.344444444444444" calcext:value-type="float">
            <text:p>0.3444444444</text:p>
          </table:table-cell>
          <table:table-cell table:formula="of:=SQRT([.Q37])/[.$P$3]" office:value-type="float" office:value="0.0618640484758891" calcext:value-type="float">
            <text:p>0.0618640485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" calcext:value-type="float">
            <text:p>0</text:p>
          </table:table-cell>
          <table:table-cell table:formula="of:=SQRT([.X37])/[.$P$3]" office:value-type="float" office:value="0.00965807763733726" calcext:value-type="float">
            <text:p>0.00965807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[.Q38]/[.$P$3]" office:value-type="float" office:value="0.188888888888889" calcext:value-type="float">
            <text:p>0.1888888889</text:p>
          </table:table-cell>
          <table:table-cell table:formula="of:=SQRT([.Q38])/[.$P$3]" office:value-type="float" office:value="0.0458122847290851" calcext:value-type="float">
            <text:p>0.0458122847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0.344444444444444" calcext:value-type="float">
            <text:p>0.3444444444</text:p>
          </table:table-cell>
          <table:table-cell office:value-type="float" office:value="0" calcext:value-type="float">
            <text:p>0</text:p>
          </table:table-cell>
          <table:table-cell table:formula="of:=SQRT([.X38])/[.$P$3]" office:value-type="float" office:value="0.00652104328209593" calcext:value-type="float">
            <text:p>0.00652104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[.Q39]/[.$P$3]" office:value-type="float" office:value="0.0666666666666667" calcext:value-type="float">
            <text:p>0.0666666667</text:p>
          </table:table-cell>
          <table:table-cell table:formula="of:=SQRT([.Q39])/[.$P$3]" office:value-type="float" office:value="0.0272165526975909" calcext:value-type="float">
            <text:p>0.0272165527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0.188888888888889" calcext:value-type="float">
            <text:p>0.1888888889</text:p>
          </table:table-cell>
          <table:table-cell office:value-type="float" office:value="0" calcext:value-type="float">
            <text:p>0</text:p>
          </table:table-cell>
          <table:table-cell table:formula="of:=SQRT([.X39])/[.$P$3]" office:value-type="float" office:value="0.00482903881866863" calcext:value-type="float">
            <text:p>0.004829038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[.Q40]/[.$P$3]" office:value-type="float" office:value="0" calcext:value-type="float">
            <text:p>0</text:p>
          </table:table-cell>
          <table:table-cell table:formula="of:=SQRT([.Q40])/[.$P$3]" office:value-type="float" office:value="0" calcext:value-type="float">
            <text:p>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  <table:table-cell table:formula="of:=SQRT([.X40])/[.$P$3]" office:value-type="float" office:value="0.00286887655274623" calcext:value-type="float">
            <text:p>0.00286887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[.Q41]/[.$P$3]" office:value-type="float" office:value="0.0333333333333333" calcext:value-type="float">
            <text:p>0.0333333333</text:p>
          </table:table-cell>
          <table:table-cell table:formula="of:=SQRT([.Q41])/[.$P$3]" office:value-type="float" office:value="0.0192450089729875" calcext:value-type="float">
            <text:p>0.019245009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X41])/[.$P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QRT([.X42])/[.$P$3]" office:value-type="float" office:value="0.00202860206483395" calcext:value-type="float">
            <text:p>0.0020286021</text:p>
          </table:table-cell>
        </table:table-row>
        <table:table-row table:style-name="ro1">
          <table:table-cell table:number-columns-repeated="22"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7:13:28.215376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7T17:51:00.990518399</dc:date>
    <meta:editing-duration>PT16H14M49S</meta:editing-duration>
    <meta:editing-cycles>90</meta:editing-cycles>
    <meta:generator>LibreOffice/4.2.8.2$Linux_X86_64 LibreOffice_project/420m0$Build-2</meta:generator>
    <meta:document-statistic meta:table-count="5" meta:cell-count="5009" meta:object-count="0"/>
    <meta:user-defined meta:name="qrichtext">1</meta:user-defined>
  </office:meta>
</office:document-meta>
</file>